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70000019D2DB7F6CF6202B7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424cm"/>
      <style:paragraph-properties style:writing-mode="lr-tb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37cm"/>
      <style:paragraph-properties style:writing-mode="lr-tb"/>
    </style:style>
    <style:style style:name="P1" style:family="paragraph">
      <style:text-properties fo:font-size="12pt" fo:font-weight="bold"/>
    </style:style>
    <style:style style:name="P2" style:family="paragraph">
      <loext:graphic-properties draw:fill="none"/>
      <style:text-properties fo:font-size="12pt" fo:font-weight="bold"/>
    </style:style>
    <style:style style:name="P3" style:family="paragraph">
      <style:paragraph-properties fo:text-align="center"/>
    </style:style>
    <style:style style:name="P4" style:family="paragraph">
      <style:text-properties style:text-underline-style="solid" style:text-underline-width="auto" style:text-underline-color="font-color" fo:font-weight="bold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54cm" svg:height="1.674cm" svg:x="1.46cm" svg:y="1.735cm">
          <draw:text-box>
            <text:p text:style-name="P1">DollaTek SMD Condensateurs Assortis Boîte, 145pcs de 10 valeurs 0.47 à 470uF SMD Condensateurs électrolytiques Assortiment</text:p>
          </draw:text-box>
        </draw:frame>
        <draw:frame draw:style-name="gr2" draw:text-style-name="P3" draw:layer="layout" svg:width="14.156cm" svg:height="10.927cm" svg:x="3.505cm" svg:y="6.2cm">
          <draw:image xlink:href="Pictures/10000201000002170000019D2DB7F6CF6202B77A.png" xlink:type="simple" xlink:show="embed" xlink:actuate="onLoad" draw:mime-type="image/png">
            <text:p/>
          </draw:image>
        </draw:frame>
        <draw:frame draw:style-name="gr3" draw:text-style-name="P5" draw:layer="layout" svg:width="4.65cm" svg:height="1.187cm" svg:x="8.175cm" svg:y="19.506cm">
          <draw:text-box>
            <text:p text:style-name="P4"><text:a xlink:href="https://www.amazon.fr/DollaTek-Condensateurs-Assortis-électrolytiques-Assortiment/dp/B07DJ45C2V/ref=sr_1_8?__mk_fr_FR=ÅMÅŽÕÑ&amp;crid=1BOL2XUJ9THUH&amp;dib=eyJ2IjoiMSJ9.gE-6gK5dgCQwstnnpksIMokcPkS9mJ24BgAy9MCnsnaytpnahXXDd7kocC3f-QrpBTTFoJi4ph4VsfcErnX0Mw6Qeofbjt2_zOAT_xAtHxVTQauRldJgWiYGUdaMjFauoM5BhI3FjR2P4d4Z7fJohgBZEABPiakAvrJSJMAQaM1pAIn43HPHd2abvSLvyYymQtvcCAQejM9-f_BSsEJmAeSeHWRwwPry7ZLXRF4dZSzOtx0mqWTo_5EgVIQrLDxP5J66H8X4aMILFPnv8Sk-QInmvLJVVOY0FTsB6dzSxRQ.ZqMO504jyS7_u9KuNJNA47-6dKeLL1djw4uKHk5Q_xo&amp;dib_tag=se&amp;keywords=smd+capacitor&amp;qid=1754463758&amp;sprefix=smd+capacitor%2Caps%2C101&amp;sr=8-8" xlink:type="simple">Amazon</text:a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8-06T07:06:44.050000000</meta:creation-date>
    <dc:date>2025-08-06T07:09:06.810000000</dc:date>
    <meta:editing-duration>PT2M29S</meta:editing-duration>
    <meta:editing-cycles>1</meta:editing-cycles>
    <meta:document-statistic meta:object-count="3"/>
    <meta:generator>LibreOffice/7.0.4.2$Windows_X86_64 LibreOffice_project/dcf040e67528d9187c66b2379df5ea4407429775</meta:generator>
  </office:meta>
</office:document-meta>
</file>